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0.6cm"/>
    </style:style>
    <style:style style:name="gr2" style:family="graphic" style:parent-style-name="standard">
      <style:graphic-properties draw:fill-color="#00cccc" draw:textarea-horizontal-align="justify" draw:textarea-vertical-align="middle" draw:auto-grow-height="false" fo:min-height="0.65cm" fo:min-width="0.9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.65cm" fo:min-width="0.6cm"/>
    </style:style>
    <style:style style:name="gr4" style:family="graphic" style:parent-style-name="standard">
      <style:graphic-properties draw:fill-color="#00cccc" draw:textarea-horizontal-align="justify" draw:textarea-vertical-align="middle" draw:auto-grow-height="false" fo:min-height="0.65cm" fo:min-width="5.9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-color="#00cccc"/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style:font-name="Liberation Sans" fo:font-size="11pt" style:letter-kerning="true" style:font-size-asian="11pt" style:font-name-complex="FreeSans" style:font-size-complex="11pt"/>
    </style:style>
    <style:style style:name="P4" style:family="paragraph">
      <loext:graphic-properties draw:fill-color="#729fcf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1cm" svg:height="0.9cm" svg:x="2.7cm" svg:y="6.2cm">
          <text:p text:style-name="P1"><text:span text:style-name="T1">M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0.9cm" svg:x="3.8cm" svg:y="6.2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4cm" svg:height="0.9cm" svg:x="5.2cm" svg:y="6.2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cm" svg:height="0.9cm" svg:x="7.6cm" svg:y="6.2cm">
          <text:p text:style-name="P3">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4cm" svg:height="0.9cm" svg:x="10cm" svg:y="6.2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örn Harrtell</meta:initial-creator>
    <meta:creation-date>2018-11-04T11:48:00.300227190</meta:creation-date>
    <dc:date>2018-11-04T11:52:28.817914352</dc:date>
    <dc:creator>Björn Harrtell</dc:creator>
    <meta:editing-duration>PT4M30S</meta:editing-duration>
    <meta:editing-cycles>1</meta:editing-cycles>
    <meta:document-statistic meta:object-count="5"/>
    <meta:generator>LibreOffice/6.1.3.1$Linux_X86_64 LibreOffice_project/10$Build-1</meta:generator>
  </office:meta>
</office:document-meta>
</file>